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9e774" officeooo:paragraph-rsid="0029e774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d859a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2d859a" officeooo:paragraph-rsid="002d859a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size="12pt" fo:font-weight="normal" officeooo:rsid="002d859a" officeooo:paragraph-rsid="002d859a" style:font-size-asian="12pt" style:font-weight-asian="normal" style:font-size-complex="12pt" style:font-weight-complex="normal"/>
    </style:style>
    <style:style style:name="P9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style:writing-mode="lr-tb"/>
      <style:text-properties fo:font-size="12pt" fo:font-weight="normal" officeooo:rsid="002d859a" officeooo:paragraph-rsid="002d859a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581c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859a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Actividad</text:span><text:span text:style-name="T2">. </text:span><text:span text:style-name="T6">Test de Letras</text:span></text:p>
      <text:p text:style-name="P8"><text:span text:style-name="T8">Solo sirve para testear las letras.</text:span></text:p>
      <text:p text:style-name="P8"><text:span text:style-name="T8">Ejecutar y usar la flecha hacia la derecha para avanzar de test en test.</text:span></text:p>
      <text:p text:style-name="P8"><text:span text:style-name="T8">Testea: </text:span></text:p>
      <text:list xml:id="list1713368659751177643" text:style-name="L2">
        <text:list-item>
          <text:p text:style-name="P9"><text:span text:style-name="T8">todas las letras y poner letra</text:span></text:p>
        </text:list-item>
        <text:list-item>
          <text:p text:style-name="P9"><text:span text:style-name="T8">sacar letra</text:span></text:p>
        </text:list-item>
        <text:list-item>
          <text:p text:style-name="P9"><text:span text:style-name="T8">hay letra</text:span></text:p>
        </text:list-item>
        <text:list-item>
          <text:p text:style-name="P9"><text:span text:style-name="T8">número actual</text:span></text:p>
        </text:list-item>
        <text:list-item>
          <text:p text:style-name="P9"><text:span text:style-name="T8">menor letra</text:span></text:p>
        </text:list-item>
        <text:list-item>
          <text:p text:style-name="P9"><text:span text:style-name="T8">mayor letra</text:span></text:p>
        </text:list-item>
        <text:list-item>
          <text:p text:style-name="P9"><text:span text:style-name="T8">letra siguiente y previa</text:span></text:p>
        </text:list-item>
        <text:list-item>
          <text:p text:style-name="P9"><text:span text:style-name="T8">la letra más chica y la más grande</text:span></text:p>
        </text:list-item>
        <text:list-item>
          <text:p text:style-name="P9"><text:span text:style-name="T8">ocultar letra</text:span></text:p>
        </text:list-item>
        <text:list-item>
          <text:p text:style-name="P9"><text:span text:style-name="T8">revelar letra</text:span></text:p>
        </text:list-item>
        <text:list-item>
          <text:p text:style-name="P9"><text:span text:style-name="T8">letra oculta</text:span></text:p>
        </text:list-item>
        <text:list-item>
          <text:p text:style-name="P9"><text:span text:style-name="T8">hay letra oculta y no ocult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19T20:47:24.792000000</dc:date>
    <meta:editing-duration>PT16M52S</meta:editing-duration>
    <meta:editing-cycles>27</meta:editing-cycles>
    <meta:generator>LibreOffice/4.2.5.2$Windows_x86 LibreOffice_project/6ff819b65674ae6c83f3cbab9e4a4c2b292a7a94</meta:generator>
    <meta:document-statistic meta:table-count="0" meta:image-count="0" meta:object-count="0" meta:page-count="1" meta:paragraph-count="16" meta:word-count="77" meta:character-count="376" meta:non-whitespace-character-count="326"/>
  </office:meta>
</office:document-meta>
</file>